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ableColumn10" style:family="table-column">
      <style:table-column-properties style:column-width="1.8493in"/>
    </style:style>
    <style:style style:name="TableColumn11" style:family="table-column">
      <style:table-column-properties style:column-width="2.4631in"/>
    </style:style>
    <style:style style:name="TableColumn12" style:family="table-column">
      <style:table-column-properties style:column-width="2.4562in"/>
    </style:style>
    <style:style style:name="Table9" style:family="table">
      <style:table-properties style:width="6.7687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5" style:parent-style-name="Normal" style:family="paragraph">
      <style:text-properties style:font-name="Calibri" fo:text-transform="uppercase" fo:color="#577188"/>
    </style:style>
    <style:style style:name="TableCell16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7" style:parent-style-name="Normal" style:family="paragraph">
      <style:text-properties style:font-name="Calibri" fo:text-transform="uppercase" fo:color="#577188"/>
    </style:style>
    <style:style style:name="TableCell18" style:family="table-cell">
      <style:table-cell-properties fo:border-top="none" fo:border-left="none" fo:border-bottom="0.0069in solid #BFBFBF" fo:border-right="none" style:writing-mode="lr-tb" style:vertical-align="bottom" fo:padding-top="0in" fo:padding-left="0.075in" fo:padding-bottom="0in" fo:padding-right="0.075in"/>
    </style:style>
    <style:style style:name="P19" style:parent-style-name="Normal" style:family="paragraph">
      <style:text-properties style:font-name="Calibri" fo:text-transform="uppercase" fo:color="#577188"/>
    </style:style>
    <style:style style:name="TableRow20" style:family="table-row">
      <style:table-row-properties/>
    </style:style>
    <style:style style:name="TableCell21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2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ell23" style:family="table-cell">
      <style:table-cell-properties fo:border-top="0.0069in solid #BFBFBF" fo:border-left="none" fo:border-bottom="none" fo:border-right="none" style:writing-mode="lr-tb" fo:padding-top="0in" fo:padding-left="0.075in" fo:padding-bottom="0in" fo:padding-right="0.075in"/>
    </style:style>
    <style:style style:name="TableColumn25" style:family="table-column">
      <style:table-column-properties style:column-width="1.6736in"/>
    </style:style>
    <style:style style:name="TableColumn26" style:family="table-column">
      <style:table-column-properties style:column-width="0.9847in"/>
    </style:style>
    <style:style style:name="TableColumn27" style:family="table-column">
      <style:table-column-properties style:column-width="1.3777in"/>
    </style:style>
    <style:style style:name="TableColumn28" style:family="table-column">
      <style:table-column-properties style:column-width="1.3777in"/>
    </style:style>
    <style:style style:name="TableColumn29" style:family="table-column">
      <style:table-column-properties style:column-width="1.1423in"/>
    </style:style>
    <style:style style:name="Table24" style:family="table">
      <style:table-properties style:width="6.5562in" style:rel-width="96.86%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3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5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7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/>
      <style:text-properties style:font-name="Calibri" fo:text-transform="uppercase" fo:color="#577188"/>
    </style:style>
    <style:style style:name="TableCell39" style:family="table-cell">
      <style:table-cell-properties fo:border-top="none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/>
      <style:text-properties style:font-name="Calibri" fo:text-transform="uppercase" fo:color="#577188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text-align="center"/>
    </style:style>
    <style:style style:name="TableCell4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ableCell4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/>
    </style:style>
    <style:style style:name="TableCell4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/>
    </style:style>
    <style:style style:name="TableCell5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</style:style>
    <style:style style:name="TableRow52" style:family="table-row">
      <style:table-row-properties/>
    </style:style>
    <style:style style:name="TableCell5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P55" style:parent-style-name="Normal" style:family="paragraph">
      <style:paragraph-properties fo:text-align="center"/>
    </style:style>
    <style:style style:name="TableCell5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ableCell5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/>
    </style:style>
    <style:style style:name="TableCell6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Row65" style:family="table-row">
      <style:table-row-properties/>
    </style:style>
    <style:style style:name="TableCell6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Cell6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/>
    </style:style>
    <style:style style:name="TableCell7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/>
    </style:style>
    <style:style style:name="TableCell7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/>
    </style:style>
    <style:style style:name="TableCell7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</style:style>
    <style:style style:name="TableCell7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TableCell8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ableCell8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/>
    </style:style>
    <style:style style:name="TableCell8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center"/>
    </style:style>
    <style:style style:name="TableRow87" style:family="table-row">
      <style:table-row-properties/>
    </style:style>
    <style:style style:name="TableCell8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</style:style>
    <style:style style:name="TableCell9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</style:style>
    <style:style style:name="TableCell9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/>
    </style:style>
    <style:style style:name="TableCell9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/>
    </style:style>
    <style:style style:name="TableCell10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/>
    </style:style>
    <style:style style:name="TableCell10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ableCell10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/>
    </style:style>
    <style:style style:name="TableCell10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</style:style>
    <style:style style:name="TableRow109" style:family="table-row">
      <style:table-row-properties/>
    </style:style>
    <style:style style:name="TableCell11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/>
    </style:style>
    <style:style style:name="TableCell11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/>
    </style:style>
    <style:style style:name="TableCell11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ableCell11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TableCell11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ableRow120" style:family="table-row">
      <style:table-row-properties/>
    </style:style>
    <style:style style:name="TableCell121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ell125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ableCell127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/>
    </style:style>
    <style:style style:name="TableCell129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Row131" style:family="table-row">
      <style:table-row-properties/>
    </style:style>
    <style:style style:name="TableCell132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</style:style>
    <style:style style:name="TableCell134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</style:style>
    <style:style style:name="TableCell136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ableCell140" style:family="table-cell">
      <style:table-cell-properties fo:border-top="0.0069in solid #BFBFBF" fo:border-left="none" fo:border-bottom="0.0069in solid #BFBFBF" fo:border-right="none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/>
    </style:style>
    <style:style style:name="TableRow142" style:family="table-row">
      <style:table-row-properties/>
    </style:style>
    <style:style style:name="TableCell143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/>
    </style:style>
    <style:style style:name="TableCell147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ableCell149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/>
    </style:style>
    <style:style style:name="TableCell151" style:family="table-cell">
      <style:table-cell-properties fo:border-top="0.0069in solid #BFBFBF" fo:border-left="none" fo:border-bottom="none" fo:border-right="none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/>
    </style:style>
  </office:automatic-styles>
  <office:body>
    <office:text text:use-soft-page-breaks="true">
      <text:p text:style-name="P1">Relatório de status do projeto</text:p>
      <text:p text:style-name="título1">Resumo do projeto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Data do relatório</text:p>
          </table:table-cell>
          <table:table-cell table:style-name="TableCell16">
            <text:p text:style-name="P17">Nome do projeto</text:p>
          </table:table-cell>
          <table:table-cell table:style-name="TableCell18">
            <text:p text:style-name="P19">Preparado por</text:p>
          </table:table-cell>
        </table:table-row>
        <table:table-row table:style-name="TableRow20">
          <table:table-cell table:style-name="TableCell21">
            <text:p text:style-name="Normal">5 de fevereiro de 2014</text:p>
          </table:table-cell>
          <table:table-cell table:style-name="TableCell22">
            <text:p text:style-name="Normal">Eleições Transparentes</text:p>
          </table:table-cell>
          <table:table-cell table:style-name="TableCell23">
            <text:p text:style-name="Normal">Jean Carlos Novaes, Mario Augusto, Nilton Vasques e Tiago Gonçalves<text:s/></text:p>
          </table:table-cell>
        </table:table-row>
      </table:table>
      <text:p text:style-name="título1">Resumo do status</text:p>
      <text:p text:style-name="Normal">O projeto encontra-se em fase de conclusão. Até agora quase 90% do projeto encontra-se concluído.<text:s/>Inicialmente analisamos os dados disponibilizados pelo Tribunal Superior Eleitoral. O TSE fornece esses dados para qualquer pessoa que queira analisar. <text:s/>A partir desses dados levantamos os 30 requisitos, fizemos a descrição do Cenário e das funcionalidades do sistema que nos propusemos a desenvolver. A partir desta análise de requisito nosso próximo passo foi aplicar os conceitos aprendido ao longo da disciplinas.</text:p>
      <text:p text:style-name="título1">Visão geral do projeto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Tarefa</text:p>
          </table:table-cell>
          <table:table-cell table:style-name="TableCell33">
            <text:p text:style-name="P34">% concluída</text:p>
          </table:table-cell>
          <table:table-cell table:style-name="TableCell35">
            <text:p text:style-name="P36">Data de conclusão</text:p>
          </table:table-cell>
          <table:table-cell table:style-name="TableCell37">
            <text:p text:style-name="P38">Responsável</text:p>
          </table:table-cell>
          <table:table-cell table:style-name="TableCell39">
            <text:p text:style-name="P40">Observações</text:p>
          </table:table-cell>
        </table:table-row>
        <table:table-row table:style-name="TableRow41">
          <table:table-cell table:style-name="TableCell42">
            <text:p text:style-name="P43">Rascunho do Cenário e Tabela de funcionalidades</text:p>
          </table:table-cell>
          <table:table-cell table:style-name="TableCell44">
            <text:p text:style-name="P45">100%</text:p>
          </table:table-cell>
          <table:table-cell table:style-name="TableCell46">
            <text:p text:style-name="P47">18/12/2013</text:p>
          </table:table-cell>
          <table:table-cell table:style-name="TableCell48">
            <text:p text:style-name="P49">Jean Carlos Novaes, Mario Augusto, Nilton Vasques e Tiago Gonçalves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evantamento de</text:p>
            <text:p text:style-name="P55">Requisitos</text:p>
          </table:table-cell>
          <table:table-cell table:style-name="TableCell56">
            <text:p text:style-name="P57">100%</text:p>
          </table:table-cell>
          <table:table-cell table:style-name="TableCell58">
            <text:p text:style-name="P59">22/12/2013</text:p>
          </table:table-cell>
          <table:table-cell table:style-name="TableCell60">
            <text:p text:style-name="P61">Nilton Vasques</text:p>
            <text:p text:style-name="P62">Tiago Gonçalves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Descrição do Cenário</text:p>
          </table:table-cell>
          <table:table-cell table:style-name="TableCell68">
            <text:p text:style-name="P69">100%</text:p>
          </table:table-cell>
          <table:table-cell table:style-name="TableCell70">
            <text:p text:style-name="P71">07/01/2014</text:p>
          </table:table-cell>
          <table:table-cell table:style-name="TableCell72">
            <text:p text:style-name="P73">Jean Carlos Novaes, Mario Augusto, Nilton Vasques e Tiago Gonçalves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odelo Conceitual</text:p>
          </table:table-cell>
          <table:table-cell table:style-name="TableCell79">
            <text:p text:style-name="P80">100%</text:p>
          </table:table-cell>
          <table:table-cell table:style-name="TableCell81">
            <text:p text:style-name="P82">14/01/214</text:p>
          </table:table-cell>
          <table:table-cell table:style-name="TableCell83">
            <text:p text:style-name="P84">Nilton Vasques e Tiago Gonçalve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rquitetura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>14/01/2014</text:p>
          </table:table-cell>
          <table:table-cell table:style-name="TableCell94">
            <text:p text:style-name="P95">Nilton Vasques e Tiago Gonçalves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Diagrama de Classe</text:p>
          </table:table-cell>
          <table:table-cell table:style-name="TableCell101">
            <text:p text:style-name="P102">100%</text:p>
          </table:table-cell>
          <table:table-cell table:style-name="TableCell103">
            <text:p text:style-name="P104">14/01/2014</text:p>
          </table:table-cell>
          <table:table-cell table:style-name="TableCell105">
            <text:p text:style-name="P106">Nilton Vasques e Tiago Gonçalves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Diagramas de Sequências</text:p>
          </table:table-cell>
          <table:table-cell table:style-name="TableCell112">
            <text:p text:style-name="P113">95%</text:p>
          </table:table-cell>
          <table:table-cell table:style-name="TableCell114">
            <text:p text:style-name="P115">28/01/2014</text:p>
          </table:table-cell>
          <table:table-cell table:style-name="TableCell116">
            <text:p text:style-name="P117">Jean Carlos Novaes, Mario Augusto, Nilton Vasques e Tiago Gonçalves</text:p>
          </table:table-cell>
          <table:table-cell table:style-name="TableCell118">
            <text:p text:style-name="P119">Ainda falta ajustar alguns detalhes.</text:p>
          </table:table-cell>
        </table:table-row>
        <table:table-row table:style-name="TableRow120">
          <table:table-cell table:style-name="TableCell121">
            <text:p text:style-name="P122">Desenvolvimento de 5 funcionalidades</text:p>
          </table:table-cell>
          <table:table-cell table:style-name="TableCell123">
            <text:p text:style-name="P124">50%</text:p>
          </table:table-cell>
          <table:table-cell table:style-name="TableCell125">
            <text:p text:style-name="P126">05/02/2014</text:p>
          </table:table-cell>
          <table:table-cell table:style-name="TableCell127">
            <text:p text:style-name="P128">Nilton Vasques e Tiago Gonçalves</text:p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Apresentação e Desenvolvimento de mais 5 funcionalidades (Não-CRUD)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título1">Conclusões/recomendações</text:p>
      <text:p text:style-name="Normal">Os dados utilizados nesse Projeto de Software não são fictícios, são dados disponíveis no site do TSE – Tribunal Superior Eleitor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0277in" fo:line-height="10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style:letter-kerning="true" fo:hyphenate="false"/>
    </style:style>
    <style:style style:name="Fonteparág.padrão" style:display-name="Fonte parág. padrão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="0.0069in solid #7E97AD" fo:padding-top="0.0555in" fo:padding-left="0.0833in" fo:padding-bottom="0.0555in" fo:padding-right="0.0833in" style:shadow="none" fo:margin-top="0.25in" fo:margin-bottom="0.1666in" fo:margin-left="0.1in" fo:margin-right="0.1in" fo:background-color="#7E97AD">
        <style:tab-stops/>
      </style:paragraph-properties>
      <style:text-properties style:font-name="Calibri" style:font-name-asian="Times New Roman" style:font-name-complex="Times New Roman" fo:text-transform="uppercase" fo:color="#FFFFFF" fo:font-size="11pt" style:font-size-asian="11pt" style:font-size-complex="11pt" fo:hyphenate="false"/>
    </style:style>
    <style:style style:name="cabeçalho" style:display-name="cabeçalho" style:family="paragraph" style:parent-style-name="Normal">
      <style:paragraph-properties fo:text-align="end"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racdocabeçalho" style:display-name="Carac do cabeçalho" style:family="text" style:parent-style-name="Fonteparág.padrão">
      <style:text-properties style:letter-kerning="true"/>
    </style:style>
    <style:style style:name="rodapé" style:display-name="rodapé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margin-right="0.0701in"/>
      <style:text-properties fo:hyphenate="false"/>
    </style:style>
    <style:style style:name="Caracdorodapé" style:display-name="Carac do rodapé" style:family="text" style:parent-style-name="Fonteparág.padrão">
      <style:text-properties style:letter-kerning="true"/>
    </style:style>
    <style:style style:name="Semespaçamento" style:display-name="Sem espaçamento" style:family="paragraph">
      <style:paragraph-properties fo:margin-top="0in" fo:margin-bottom="0in"/>
      <style:text-properties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Semcaracdeespaçamento" style:display-name="Sem carac de espaçamento" style:family="text" style:parent-style-name="Fonteparág.padrão"/>
    <style:style style:name="Título" style:display-name="Título" style:family="paragraph" style:parent-style-name="Normal" style:next-style-name="Normal">
      <style:paragraph-properties fo:margin-top="0.3333in" fo:margin-bottom="0.1111in"/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 fo:hyphenate="false"/>
    </style:style>
    <style:style style:name="TítuloChar" style:display-name="Título Char" style:family="text" style:parent-style-name="Fonteparág.padrão">
      <style:text-properties style:font-name="Calibri" style:font-name-asian="Times New Roman" style:font-name-complex="Times New Roman" fo:text-transform="uppercase" fo:color="#7E97AD" style:letter-kerning="true" fo:font-size="24pt" style:font-size-asian="24pt" style:font-size-complex="24pt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Encerramento" style:display-name="Encerramento" style:family="paragraph" style:parent-style-name="Normal">
      <style:paragraph-properties fo:margin-top="0.4166in" fo:margin-bottom="0.0555in"/>
      <style:text-properties fo:hyphenate="false"/>
    </style:style>
    <style:style style:name="EncerramentoChar" style:display-name="Encerramento Char" style:family="text" style:parent-style-name="Fonteparág.padrão">
      <style:text-properties style:letter-kerning="true"/>
    </style:style>
    <style:style style:name="Caracdotítulo1" style:display-name="Carac do título 1" style:family="text" style:parent-style-name="Fonteparág.padrão">
      <style:text-properties style:font-name="Calibri" style:font-name-asian="Times New Roman" style:font-name-complex="Times New Roman" fo:text-transform="uppercase" fo:color="#FFFFFF" style:letter-kerning="true" fo:font-size="11pt" style:font-size-asian="11pt" style:font-size-complex="11pt" fo:background-color="#7E97AD"/>
    </style:style>
    <style:style style:name="Cabeçalho0" style:display-name="Cabeçalho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letter-kerning="true"/>
    </style:style>
    <style:style style:name="Rodapé0" style:display-name="Rodapé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6in" fo:margin-left="0.75in" fo:margin-bottom="0.4923in" fo:margin-right="0.7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3847in"/>
      </style:header-style>
      <style:footer-style>
        <style:header-footer-properties style:dynamic-spacing="true" fo:min-height="0.2576in"/>
      </style:footer-style>
    </style:page-layout>
    <style:style style:name="TableColumn3" style:family="table-column">
      <style:table-column-properties style:column-width="3.384in"/>
    </style:style>
    <style:style style:name="TableColumn4" style:family="table-column">
      <style:table-column-properties style:column-width="3.3847in"/>
    </style:style>
    <style:style style:name="Table2" style:family="table">
      <style:table-properties style:width="6.7687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text-properties fo:font-size="20pt" style:font-size-asian="20pt" style:font-size-complex="20pt"/>
    </style:style>
    <style:style style:name="TableCell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rodapé">Página<text:page-number text:fixed="false">2</text:page-number></text:p>
      </style:footer>
    </style:master-page>
    <style:master-page style:next-style-name="MP0"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leições Transparentes<text:s/></text:p>
            </table:table-cell>
            <table:table-cell table:style-name="TableCell8">
              <text:p text:style-name="cabeçalho"><draw:frame draw:style-name="a0" draw:name="Imagem 1" text:anchor-type="as-char" svg:x="0in" svg:y="0in" svg:width="0.44286in" svg:height="0.44286in" style:rel-width="scale" style:rel-height="scale"><draw:image xlink:href="media/image1.png" xlink:type="simple" xlink:show="embed" xlink:actuate="onLoad"/><svg:title/><svg:desc/></draw:frame></text:p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Jean Carlos Novaes</meta:initial-creator>
    <dc:creator>Jean Carlos Novaes</dc:creator>
    <meta:creation-date>2014-02-05T04:41:00Z</meta:creation-date>
    <dc:date>2014-02-05T04:41:00Z</dc:date>
    <meta:print-date>2014-02-05T04:13:00Z</meta:print-date>
    <meta:template xlink:href="Relatório%20de%20progresso%20do%20projeto" xlink:type="simple"/>
    <meta:editing-cycles>2</meta:editing-cycles>
    <meta:editing-duration>PT0S</meta:editing-duration>
    <meta:user-defined meta:name="_TemplateID">TC027909449991</meta:user-defined>
    <meta:document-statistic meta:page-count="2" meta:paragraph-count="3" meta:word-count="284" meta:character-count="1819" meta:row-count="12" meta:non-whitespace-character-count="1538"/>
  </office:meta>
</office:document-meta>
</file>